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787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1.0375in" fo:text-indent="-0.25in"/>
        </style:list-level-properties>
      </text:list-level-style-image>
      <text:list-level-style-bullet text:level="2" text:style-name="WW_CharLFO1LVL2" text:bullet-char="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/>
    </style:style>
    <style:style style:name="P2" style:parent-style-name="Normal" style:family="paragraph">
      <style:paragraph-properties fo:text-align="center"/>
      <style:text-properties fo:font-size="20pt" style:font-size-asian="20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Paragraphedeliste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fo:font-size="12pt" style:font-size-asian="12pt" style:font-size-complex="12p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Attestation Droit à l’image</text:p>
      <text:p text:style-name="P2"/>
      <text:p text:style-name="P3">Dans le cadre de la LAN CES’ESPORT est susceptible de produire des support photos ou vidéos sur lesquels ses adhérents peuvent apparaitre.</text:p>
      <text:p text:style-name="P4"/>
      <text:p text:style-name="P5">Ces supports étant dans la possibilité d’être utilisés à des fins de promotions, nous sollicitons votre consentement à cette diffusion.</text:p>
      <text:p text:style-name="P6"/>
      <text:p text:style-name="P7">(Si vous êtes mineur, veuillez faire remplir la partie basse de cette attestation par votre représentant légal)</text:p>
      <text:p text:style-name="P8"/>
      <text:p text:style-name="P9">Je soussigné(é)___________________________________ :</text:p>
      <text:p text:style-name="Normal"><draw:frame draw:z-index="251658240" draw:style-name="a1" draw:name="Image 1" text:anchor-type="paragraph" svg:x="-0.01042in" svg:y="0.34306in" svg:width="0.25417in" svg:height="0.23194in" style:rel-width="scale" style:rel-height="scale"><draw:image xlink:href="media/image1.png" xlink:type="simple" xlink:show="embed" xlink:actuate="onLoad"/><svg:title/><svg:desc/></draw:frame></text:p>
      <text:p text:style-name="P10">Autorise CES’ESPORT à utiliser mon image dans le strict cadre de ses activités.</text:p>
      <text:p text:style-name="P11"><text:s text:c="4"/></text:p>
      <text:p text:style-name="Normal"><draw:frame draw:z-index="251659264" draw:style-name="a2" draw:name="Image 2" text:anchor-type="paragraph" svg:x="0in" svg:y="0.0151in" svg:width="0.23958in" svg:height="0.21875in" style:rel-width="scale" style:rel-height="scale"><draw:image xlink:href="media/image1.png" xlink:type="simple" xlink:show="embed" xlink:actuate="onLoad"/><svg:title/><svg:desc/></draw:frame><text:span text:style-name="T12"><text:s text:c="13"/>N’autorise pas CES’ESPORT à utiliser mon image.</text:span></text:p>
      <text:p text:style-name="P13"/>
      <text:p text:style-name="P14">Je soussigné(e)_____________________________________________ agissant en qualité de représentant légal de ____________________________________________ :</text:p>
      <text:p text:style-name="P15"/>
      <text:p text:style-name="P16"/>
      <text:p text:style-name="Paragraphedeliste"><draw:frame draw:z-index="251660288" draw:style-name="a3" draw:name="Image 4" text:anchor-type="paragraph" svg:x="0in" svg:y="0.03726in" svg:width="0.23958in" svg:height="0.21875in" style:rel-width="scale" style:rel-height="scale"><draw:image xlink:href="media/image1.png" xlink:type="simple" xlink:show="embed" xlink:actuate="onLoad"/><svg:title/><svg:desc/></draw:frame><text:span text:style-name="T17">Autorise CES’ESPORT à utiliser son image dans le strict cadre de ses activités.</text:span></text:p>
      <text:p text:style-name="P18"/>
      <text:p text:style-name="Normal"><draw:frame draw:z-index="251661312" draw:style-name="a4" draw:name="Image 8" text:anchor-type="paragraph" svg:x="0in" svg:y="0.01634in" svg:width="0.23958in" svg:height="0.21875in" style:rel-width="scale" style:rel-height="scale"><draw:image xlink:href="media/image1.png" xlink:type="simple" xlink:show="embed" xlink:actuate="onLoad"/><svg:title/><svg:desc/></draw:frame><text:span text:style-name="T19"><text:s text:c="10"/>N’autorise pas CES’ESPORT à utiliser son image.</text:span></text:p>
      <text:p text:style-name="P20"><text:s text:c="3"/></text:p>
      <text:p text:style-name="P21"/>
      <text:p text:style-name="P22"/>
      <text:p text:style-name="P23"/>
      <text:p text:style-name="P24"><text:span text:style-name="T25"><text:s text:c="76"/>Signature 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Symbol"/>
    </style:style>
    <style:style style:name="WW_CharLFO2LVL7" style:family="text">
      <style:text-properties style:font-name="Symbol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Symbol"/>
    </style:style>
    <style:style style:name="WW_CharLFO3LVL7" style:family="text">
      <style:text-properties style:font-name="Symbol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Symbol"/>
    </style:style>
    <style:style style:name="WW_CharLFO4LVL7" style:family="text">
      <style:text-properties style:font-name="Symbol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Symbol"/>
    </style:style>
    <style:style style:name="WW_CharLFO6LVL4" style:family="text">
      <style:text-properties style:font-name="Symbol"/>
    </style:style>
    <style:style style:name="WW_CharLFO6LVL5" style:family="text">
      <style:text-properties style:font-name="Symbol"/>
    </style:style>
    <style:style style:name="WW_CharLFO6LVL6" style:family="text">
      <style:text-properties style:font-name="Symbol"/>
    </style:style>
    <style:style style:name="WW_CharLFO6LVL7" style:family="text">
      <style:text-properties style:font-name="Symbol"/>
    </style:style>
    <style:style style:name="WW_CharLFO6LVL8" style:family="text">
      <style:text-properties style:font-name="Symbol"/>
    </style:style>
    <style:style style:name="WW_CharLFO6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787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1.0375in" fo:text-indent="-0.25in"/>
        </style:list-level-properties>
      </text:list-level-style-image>
      <text:list-level-style-bullet text:level="2" text:style-name="WW_CharLFO1LVL2" text:bullet-char="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Symbol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2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draw:frame draw:z-index="251658240" draw:style-name="a0" draw:name="Image 9" text:anchor-type="paragraph" svg:x="5.77179in" svg:y="-0.30562in" svg:width="1.19946in" svg:height="0.79506in" style:rel-width="scale" style:rel-height="scale"><draw:image xlink:href="media/image2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AFANE RANIA</meta:initial-creator>
    <dc:creator>ZAAFANE RANIA</dc:creator>
    <meta:creation-date>2018-12-18T11:35:00Z</meta:creation-date>
    <dc:date>2018-12-18T11:52:00Z</dc:date>
    <meta:template xlink:href="Normal" xlink:type="simple"/>
    <meta:editing-cycles>2</meta:editing-cycles>
    <meta:editing-duration>PT1020S</meta:editing-duration>
    <meta:document-statistic meta:page-count="1" meta:paragraph-count="14" meta:word-count="155" meta:character-count="999" meta:row-count="34" meta:non-whitespace-character-count="858"/>
  </office:meta>
</office:document-meta>
</file>